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igrace...</text:p>
      <text:p text:style-name="Standard"/>
      <text:p text:style-name="Standard">Mendelova teorie genetiky, Darwinova teorie prirozeneho vyberu</text:p>
      <text:p text:style-name="Standard"/>
      <text:p text:style-name="Standard">Teorie prirozeneho vyberu = preziti silnejsiho, vetsi sance jeho preziti, slabsi jedinci prezivaj kvuli klice nez cemu jinemu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49S</meta:editing-duration>
    <meta:editing-cycles>3</meta:editing-cycles>
    <meta:generator>LibreOffice/3.4$Win32 LibreOffice_project/340m1$Build-402</meta:generator>
    <dc:date>2013-05-01T09:34:38.23</dc:date>
    <meta:document-statistic meta:table-count="0" meta:image-count="0" meta:object-count="0" meta:page-count="1" meta:paragraph-count="3" meta:word-count="26" meta:character-count="200" meta:non-whitespace-character-count="177"/>
    <meta:user-defined meta:name="Info 1"/>
    <meta:user-defined meta:name="Info 2"/>
    <meta:user-defined meta:name="Info 3"/>
    <meta:user-defined meta:name="Info 4"/>
  </office:meta>
</office:document-meta>
</file>